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609cm" fo:min-width="0cm"/>
    </style:style>
    <style:style style:name="P1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7cm" svg:height="43.43cm" svg:x="0.985cm" svg:y="0.988cm">
          <draw:text-box>
            <text:p><text:span text:style-name="T1">[</text:span><text:span text:style-name="T1"><text:tab/></text:span></text:p>
            <text:p><text:span text:style-name="T1">CD</text:span><text:span text:style-name="T1"><text:tab/></text:span><text:span text:style-name="T1">cardinal digit</text:span></text:p>
            <text:p><text:span text:style-name="T1">IN</text:span><text:span text:style-name="T1"><text:tab/></text:span><text:span text:style-name="T1">preposition/subordinating conjunction</text:span></text:p>
            <text:p><text:span text:style-name="T1">JJ</text:span><text:span text:style-name="T1"><text:tab/></text:span><text:span text:style-name="T1">adjective</text:span><text:span text:style-name="T1"><text:tab/></text:span><text:span text:style-name="T1">'big'</text:span></text:p>
            <text:p><text:span text:style-name="T1">JJR</text:span><text:span text:style-name="T1"><text:tab/></text:span><text:span text:style-name="T1">adjective, comparative</text:span><text:span text:style-name="T1"><text:tab/></text:span><text:span text:style-name="T1">'bigger'</text:span></text:p>
            <text:p><text:span text:style-name="T1">JJS</text:span><text:span text:style-name="T1"><text:tab/></text:span><text:span text:style-name="T1">adjective, superlative</text:span><text:span text:style-name="T1"><text:tab/></text:span><text:span text:style-name="T1">'biggest'</text:span></text:p>
            <text:p><text:span text:style-name="T1">LS</text:span><text:span text:style-name="T1"><text:tab/></text:span><text:span text:style-name="T1">list marker</text:span><text:span text:style-name="T1"><text:tab/></text:span><text:span text:style-name="T1">1)</text:span></text:p>
            <text:p><text:span text:style-name="T1">MD</text:span><text:span text:style-name="T1"><text:tab/></text:span><text:span text:style-name="T1">modal</text:span><text:span text:style-name="T1"><text:tab/></text:span><text:span text:style-name="T1">could, will</text:span></text:p>
            <text:p><text:span text:style-name="T1">NN</text:span><text:span text:style-name="T1"><text:tab/></text:span><text:span text:style-name="T1">noun, singular 'desk'</text:span></text:p>
            <text:p><text:span text:style-name="T1">NNS</text:span><text:span text:style-name="T1"><text:tab/></text:span><text:span text:style-name="T1">noun plural</text:span><text:span text:style-name="T1"><text:tab/></text:span><text:span text:style-name="T1">'desks'</text:span></text:p>
            <text:p><text:span text:style-name="T1">NNP</text:span><text:span text:style-name="T1"><text:tab/></text:span><text:span text:style-name="T1">proper noun, singular</text:span><text:span text:style-name="T1"><text:tab/></text:span><text:span text:style-name="T1">'Harrison'</text:span></text:p>
            <text:p><text:span text:style-name="T1">NNPS</text:span><text:span text:style-name="T1"><text:tab/></text:span><text:span text:style-name="T1">proper noun, plural</text:span><text:span text:style-name="T1"><text:tab/></text:span><text:span text:style-name="T1">'Americans'</text:span></text:p>
            <text:p><text:span text:style-name="T1">PDT</text:span><text:span text:style-name="T1"><text:tab/></text:span><text:span text:style-name="T1">predeterminer</text:span><text:span text:style-name="T1"><text:tab/></text:span><text:span text:style-name="T1">'all the kids'</text:span></text:p>
            <text:p><text:span text:style-name="T1">POS</text:span><text:span text:style-name="T1"><text:tab/></text:span><text:span text:style-name="T1">possessive ending</text:span><text:span text:style-name="T1"><text:tab/></text:span><text:span text:style-name="T1">parent's</text:span></text:p>
            <text:p><text:span text:style-name="T1">PRP</text:span><text:span text:style-name="T1"><text:tab/></text:span><text:span text:style-name="T1">personal pronoun</text:span><text:span text:style-name="T1"><text:tab/></text:span><text:span text:style-name="T1">I, he, she</text:span></text:p>
            <text:p><text:span text:style-name="T1">PRP$</text:span><text:span text:style-name="T1"><text:tab/></text:span><text:span text:style-name="T1">possessive pronoun</text:span><text:span text:style-name="T1"><text:tab/></text:span><text:span text:style-name="T1">my, his, hers</text:span></text:p>
            <text:p><text:span text:style-name="T1">RB</text:span><text:span text:style-name="T1"><text:tab/></text:span><text:span text:style-name="T1">adverb</text:span><text:span text:style-name="T1"><text:tab/></text:span><text:span text:style-name="T1">very, silently,</text:span></text:p>
            <text:p><text:span text:style-name="T1">RBR</text:span><text:span text:style-name="T1"><text:tab/></text:span><text:span text:style-name="T1">adverb, comparative</text:span><text:span text:style-name="T1"><text:tab/></text:span><text:span text:style-name="T1">better</text:span></text:p>
            <text:p><text:span text:style-name="T1">RBS</text:span><text:span text:style-name="T1"><text:tab/></text:span><text:span text:style-name="T1">adverb, superlative</text:span><text:span text:style-name="T1"><text:tab/></text:span><text:span text:style-name="T1">best</text:span></text:p>
            <text:p><text:span text:style-name="T1">RP</text:span><text:span text:style-name="T1"><text:tab/></text:span><text:span text:style-name="T1">particle</text:span><text:span text:style-name="T1"><text:tab/></text:span><text:span text:style-name="T1">give up</text:span></text:p>
            <text:p><text:span text:style-name="T1">TO</text:span><text:span text:style-name="T1"><text:tab/></text:span><text:span text:style-name="T1">to</text:span><text:span text:style-name="T1"><text:tab/></text:span><text:span text:style-name="T1">go 'to' the store.</text:span></text:p>
            <text:p><text:span text:style-name="T1">UH</text:span><text:span text:style-name="T1"><text:tab/></text:span><text:span text:style-name="T1">interjection</text:span><text:span text:style-name="T1"><text:tab/></text:span><text:span text:style-name="T1">errrrrrrrm</text:span></text:p>
            <text:p><text:span text:style-name="T1">VB</text:span><text:span text:style-name="T1"><text:tab/></text:span><text:span text:style-name="T1">verb, base form</text:span><text:span text:style-name="T1"><text:tab/></text:span><text:span text:style-name="T1">take</text:span></text:p>
            <text:p><text:span text:style-name="T1">VBD</text:span><text:span text:style-name="T1"><text:tab/></text:span><text:span text:style-name="T1">verb, past tense</text:span><text:span text:style-name="T1"><text:tab/></text:span><text:span text:style-name="T1">took</text:span></text:p>
            <text:p><text:span text:style-name="T1">VBG</text:span><text:span text:style-name="T1"><text:tab/></text:span><text:span text:style-name="T1">verb, gerund/present participle</text:span><text:span text:style-name="T1"><text:tab/></text:span><text:span text:style-name="T1">taking</text:span></text:p>
            <text:p><text:span text:style-name="T1">VBN</text:span><text:span text:style-name="T1"><text:tab/></text:span><text:span text:style-name="T1">verb, past participle</text:span><text:span text:style-name="T1"><text:tab/></text:span><text:span text:style-name="T1">taken</text:span></text:p>
            <text:p><text:span text:style-name="T1">VBP</text:span><text:span text:style-name="T1"><text:tab/></text:span><text:span text:style-name="T1">verb, sing. present, non-3d</text:span><text:span text:style-name="T1"><text:tab/></text:span><text:span text:style-name="T1">take</text:span></text:p>
            <text:p><text:span text:style-name="T1">VBZ</text:span><text:span text:style-name="T1"><text:tab/></text:span><text:span text:style-name="T1">verb, 3rd person sing. present</text:span><text:span text:style-name="T1"><text:tab/></text:span><text:span text:style-name="T1">takes</text:span></text:p>
            <text:p><text:span text:style-name="T1">WDT</text:span><text:span text:style-name="T1"><text:tab/></text:span><text:span text:style-name="T1">wh-determiner</text:span><text:span text:style-name="T1"><text:tab/></text:span><text:span text:style-name="T1">which</text:span></text:p>
            <text:p><text:span text:style-name="T1">WP</text:span><text:span text:style-name="T1"><text:tab/></text:span><text:span text:style-name="T1">wh-pronoun</text:span><text:span text:style-name="T1"><text:tab/></text:span><text:span text:style-name="T1">who, what</text:span></text:p>
            <text:p><text:span text:style-name="T1">WP$</text:span><text:span text:style-name="T1"><text:tab/></text:span><text:span text:style-name="T1">possessive wh-pronoun</text:span><text:span text:style-name="T1"><text:tab/></text:span><text:span text:style-name="T1">whose</text:span></text:p>
            <text:p><text:span text:style-name="T1">WRB</text:span><text:span text:style-name="T1"><text:tab/></text:span><text:span text:style-name="T1">wh-abverb</text:span><text:span text:style-name="T1"><text:tab/></text:span><text:span text:style-name="T1">where, when</text:span></text:p>
            <text:p><text:span text:style-name="T1">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07:52:07.944078119</meta:creation-date>
    <dc:date>2017-06-17T09:00:25.951882677</dc:date>
    <meta:editing-duration>PT11M37S</meta:editing-duration>
    <meta:editing-cycles>5</meta:editing-cycles>
    <meta:generator>LibreOffice/5.1.6.2$Linux_X86_64 LibreOffice_project/10m0$Build-2</meta:generator>
    <meta:document-statistic meta:object-count="1"/>
  </office:meta>
</office:document-meta>
</file>